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Consolas" fo:font-size="11pt" style:font-name-asian="Consolas1" style:font-size-asian="11pt" style:font-name-complex="Consolas1" style:font-size-complex="11pt"/>
    </style:style>
    <style:style style:name="P3" style:family="paragraph" style:parent-style-name="Standard">
      <style:paragraph-properties fo:line-height="115%" fo:text-align="start" style:justify-single-word="false"/>
      <style:text-properties style:font-name="Consolas" fo:font-size="10pt" style:font-name-asian="Consolas1" style:font-size-asian="10pt" style:font-name-complex="Consolas1" style:font-size-complex="10pt"/>
    </style:style>
    <style:style style:name="P4" style:family="paragraph" style:parent-style-name="Standard">
      <style:paragraph-properties fo:line-height="115%" fo:text-align="start"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text-indent="0.5in" style:auto-text-indent="false"/>
    </style:style>
    <style:style style:name="P18" style:family="paragraph" style:parent-style-name="Heading_20_1">
      <style:paragraph-properties fo:break-before="page"/>
    </style:style>
    <style:style style:name="P19" style:family="paragraph" style:parent-style-name="Title">
      <style:paragraph-properties fo:text-align="center" style:justify-single-word="false"/>
    </style:style>
    <style:style style:name="P20" style:family="paragraph" style:parent-style-name="Title">
      <style:paragraph-properties fo:text-align="start" style:justify-single-word="false"/>
    </style:style>
    <style:style style:name="P21" style:family="paragraph" style:parent-style-name="Title">
      <style:paragraph-properties fo:break-before="page"/>
    </style:style>
    <style:style style:name="P22" style:family="paragraph" style:parent-style-name="Title" style:master-page-name="First_20_Page">
      <style:paragraph-properties fo:text-align="center" style:justify-single-word="false" style:page-number="auto"/>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color="#1155cc" style:text-underline-style="solid" style:text-underline-width="auto" style:text-underline-color="font-color"/>
    </style:style>
    <style:style style:name="T4" style:family="text">
      <style:text-properties style:font-name="Consolas" fo:font-size="11pt" style:font-name-asian="Consolas1" style:font-size-asian="11pt" style:font-name-complex="Consolas1" style:font-size-complex="11pt"/>
    </style:style>
    <style:style style:name="T5" style:family="text">
      <style:text-properties style:font-name="Consolas" fo:font-size="10pt" style:font-name-asian="Consolas1" style:font-size-asian="10pt" style:font-name-complex="Consolas1" style:font-size-complex="10pt"/>
    </style:style>
    <style:style style:name="T6" style:family="text">
      <style:text-properties fo:color="#24292e" fo:background-color="#ffffff"/>
    </style:style>
    <style:style style:name="T7" style:family="text">
      <style:text-properties style:text-underline-style="none"/>
    </style:style>
    <style:style style:name="T8" style:family="text">
      <style:text-properties fo:color="#b45f06" style:font-name="Consolas" fo:font-size="11pt" style:font-name-asian="Consolas1" style:font-size-asian="11pt" style:font-name-complex="Consolas1" style:font-size-complex="11pt"/>
    </style:style>
    <style:style style:name="T9" style:family="text">
      <style:text-properties fo:color="#274e13" style:font-name="Consolas" fo:font-size="11pt" style:font-name-asian="Consolas1" style:font-size-asian="11pt" style:font-name-complex="Consolas1" style:font-size-complex="11pt"/>
    </style:style>
    <style:style style:name="T10" style:family="text">
      <style:text-properties fo:color="#073763" style:font-name="Consolas" fo:font-size="11pt" style:font-name-asian="Consolas1" style:font-size-asian="11pt" style:font-name-complex="Consolas1" style:font-size-complex="11pt"/>
    </style:style>
    <style:style style:name="T11" style:family="text">
      <style:text-properties fo:font-size="11pt" style:font-size-asian="11pt" style:font-size-complex="11pt"/>
    </style:style>
    <style:style style:name="T12" style:family="text">
      <style:text-properties fo:color="#0000ff"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x1ffcfbfd3mg"/><text:soft-page-break/></text:p>
      <text:p text:style-name="P20"><text:bookmark text:name="_n2nno31sxf1k"/></text:p>
      <text:p text:style-name="P19"><text:bookmark text:name="_t23038mc7ol"/>Broncode Manual [NOT FINAL]</text:p>
      <text:p text:style-name="P1">Josh Chandler, Charles Noble, Ahmed Radwan, Alexander Wardell</text:p>
      <text:p text:style-name="P1">Fall 2019</text:p>
      <text:p text:style-name="Heading_20_1"><text:bookmark text:name="_57t9x15ypb9e"/></text:p>
      <text:p text:style-name="P21"><text:bookmark text:name="_neejpr4nivgo"/>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p5n0zlgmb17f" text:style-name="Index_20_Link" text:visited-style-name="Index_20_Link"><text:span text:style-name="T1">Installation</text:span></text:a><text:span text:style-name="T1"><text:tab/>3</text:span></text:p>
          <text:p text:style-name="P9"><text:a xlink:type="simple" xlink:href="#_z7y2yvas2iy1" text:style-name="Index_20_Link" text:visited-style-name="Index_20_Link"><text:span text:style-name="T2">Pulling from Github</text:span></text:a><text:span text:style-name="T2"><text:tab/>3</text:span></text:p>
          <text:p text:style-name="P9"><text:a xlink:type="simple" xlink:href="#_vmnwb2of17a5" text:style-name="Index_20_Link" text:visited-style-name="Index_20_Link"><text:span text:style-name="T2">Python</text:span></text:a><text:span text:style-name="T2"><text:tab/>3</text:span></text:p>
          <text:p text:style-name="P9"><text:a xlink:type="simple" xlink:href="#_6a6ncsseh86p" text:style-name="Index_20_Link" text:visited-style-name="Index_20_Link"><text:span text:style-name="T2">PIP</text:span></text:a><text:span text:style-name="T2"><text:tab/>3</text:span></text:p>
          <text:p text:style-name="P9"><text:a xlink:type="simple" xlink:href="#_hstipbygefg0" text:style-name="Index_20_Link" text:visited-style-name="Index_20_Link"><text:span text:style-name="T2">Django</text:span></text:a><text:span text:style-name="T2"><text:tab/>3</text:span></text:p>
          <text:p text:style-name="P9"><text:a xlink:type="simple" xlink:href="#_tz4ntdix1tzm" text:style-name="Index_20_Link" text:visited-style-name="Index_20_Link"><text:span text:style-name="T2">Docker</text:span></text:a><text:span text:style-name="T2"><text:tab/>4</text:span></text:p>
          <text:p text:style-name="P9"><text:a xlink:type="simple" xlink:href="#_onplvpg6y4p" text:style-name="Index_20_Link" text:visited-style-name="Index_20_Link"><text:span text:style-name="T2">CodeMirror</text:span></text:a><text:span text:style-name="T2"><text:tab/>4</text:span></text:p>
          <text:p text:style-name="P9"><text:a xlink:type="simple" xlink:href="#_8v4aewf0t6i" text:style-name="Index_20_Link" text:visited-style-name="Index_20_Link"><text:span text:style-name="T2">NGINX/WSGI</text:span></text:a><text:span text:style-name="T2"><text:tab/>4</text:span></text:p>
          <text:p text:style-name="P9"><text:a xlink:type="simple" xlink:href="#_oryngl3bf66c" text:style-name="Index_20_Link" text:visited-style-name="Index_20_Link"><text:span text:style-name="T2">MaterializeCSS</text:span></text:a><text:span text:style-name="T2"><text:tab/>5</text:span></text:p>
          <text:p text:style-name="P9"><text:a xlink:type="simple" xlink:href="#_6ugp7t4h4b7a" text:style-name="Index_20_Link" text:visited-style-name="Index_20_Link"><text:span text:style-name="T2">Database Setup</text:span></text:a><text:span text:style-name="T2"><text:tab/>5</text:span></text:p>
          <text:p text:style-name="P11"><text:a xlink:type="simple" xlink:href="#_4cd1737vz54z" text:style-name="Index_20_Link" text:visited-style-name="Index_20_Link"><text:span text:style-name="T2">Installing Postgresql</text:span></text:a><text:span text:style-name="T2"><text:tab/>5</text:span></text:p>
          <text:p text:style-name="P11"><text:a xlink:type="simple" xlink:href="#_iyhtarqlg7r5" text:style-name="Index_20_Link" text:visited-style-name="Index_20_Link"><text:span text:style-name="T2">Creating a database user</text:span></text:a><text:span text:style-name="T2"><text:tab/>6</text:span></text:p>
          <text:p text:style-name="P11"><text:a xlink:type="simple" xlink:href="#_h29k4t5ts4im" text:style-name="Index_20_Link" text:visited-style-name="Index_20_Link"><text:span text:style-name="T2">Creating a database</text:span></text:a><text:span text:style-name="T2"><text:tab/>6</text:span></text:p>
          <text:p text:style-name="P11"><text:a xlink:type="simple" xlink:href="#_j0ssxcozh5m" text:style-name="Index_20_Link" text:visited-style-name="Index_20_Link"><text:span text:style-name="T2">Installing required python libraries</text:span></text:a><text:span text:style-name="T2"><text:tab/>6</text:span></text:p>
          <text:p text:style-name="P11"><text:a xlink:type="simple" xlink:href="#_1mepq04n5stn" text:style-name="Index_20_Link" text:visited-style-name="Index_20_Link"><text:span text:style-name="T2">Configure django to use the database</text:span></text:a><text:span text:style-name="T2"><text:tab/>7</text:span></text:p>
          <text:p text:style-name="P7"><text:a xlink:type="simple" xlink:href="#_3ku2y47gqlau" text:style-name="Index_20_Link" text:visited-style-name="Index_20_Link"><text:span text:style-name="T1">Usage</text:span></text:a><text:span text:style-name="T1"><text:tab/>7</text:span></text:p>
          <text:p text:style-name="P9"><text:a xlink:type="simple" xlink:href="#_n0bj5j84q1dn" text:style-name="Index_20_Link" text:visited-style-name="Index_20_Link"><text:span text:style-name="T2">Creating a User</text:span></text:a><text:span text:style-name="T2"><text:tab/>7</text:span></text:p>
          <text:p text:style-name="P9"><text:a xlink:type="simple" xlink:href="#_xyffo9igxiwm" text:style-name="Index_20_Link" text:visited-style-name="Index_20_Link"><text:span text:style-name="T2">Content Creation</text:span></text:a><text:span text:style-name="T2"><text:tab/>8</text:span></text:p>
          <text:p text:style-name="P11"><text:a xlink:type="simple" xlink:href="#_cbeirrok2wqh" text:style-name="Index_20_Link" text:visited-style-name="Index_20_Link"><text:span text:style-name="T2">Lesson Creation/Editing/Publishing</text:span></text:a><text:span text:style-name="T2"><text:tab/>8</text:span></text:p>
          <text:p text:style-name="P7"><text:a xlink:type="simple" xlink:href="#_x07fg2nwkusa" text:style-name="Index_20_Link" text:visited-style-name="Index_20_Link"><text:span text:style-name="T1">Maintenance</text:span></text:a><text:span text:style-name="T1"><text:tab/>8</text:span></text:p>
          <text:p text:style-name="P9"><text:a xlink:type="simple" xlink:href="#_3guvd2q1jzzb" text:style-name="Index_20_Link" text:visited-style-name="Index_20_Link"><text:span text:style-name="T2">Adding Languages</text:span></text:a><text:span text:style-name="T2"><text:tab/>8</text:span></text:p>
          <text:p text:style-name="P11"><text:a xlink:type="simple" xlink:href="#_9992a6end0wn" text:style-name="Index_20_Link" text:visited-style-name="Index_20_Link"><text:span text:style-name="T2">Creating a Compiler Core with Docker</text:span></text:a><text:span text:style-name="T2"><text:tab/>8</text:span></text:p>
          <text:p text:style-name="P11"><text:a xlink:type="simple" xlink:href="#_rijul1qptdi" text:style-name="Index_20_Link" text:visited-style-name="Index_20_Link"><text:span text:style-name="T2">CodeMirror Text Editor Frontend Modules</text:span></text:a><text:span text:style-name="T2"><text:tab/>8</text:span></text:p>
          <text:p text:style-name="P9"><text:a xlink:type="simple" xlink:href="#_nmoy8yx0m4gy" text:style-name="Index_20_Link" text:visited-style-name="Index_20_Link"><text:span text:style-name="T2">Updating Codemirror</text:span></text:a><text:span text:style-name="T2"><text:tab/>9</text:span></text:p>
          <text:p text:style-name="P9"><text:a xlink:type="simple" xlink:href="#_th8l39e0hfsk" text:style-name="Index_20_Link" text:visited-style-name="Index_20_Link"><text:span text:style-name="T2">Coding Standards</text:span></text:a><text:span text:style-name="T2"><text:tab/>9</text:span></text:p>
          <text:p text:style-name="P11"><text:a xlink:type="simple" xlink:href="#_e843yjykbjcp" text:style-name="Index_20_Link" text:visited-style-name="Index_20_Link"><text:span text:style-name="T2">Python</text:span></text:a><text:span text:style-name="T2"><text:tab/>9</text:span></text:p>
          <text:p text:style-name="P11"><text:a xlink:type="simple" xlink:href="#_uu3xrews86z4" text:style-name="Index_20_Link" text:visited-style-name="Index_20_Link"><text:span text:style-name="T2">HTML</text:span></text:a><text:span text:style-name="T2"><text:tab/>10</text:span></text:p>
          <text:p text:style-name="P11"><text:a xlink:type="simple" xlink:href="#_9ebpboj7xjo" text:style-name="Index_20_Link" text:visited-style-name="Index_20_Link"><text:span text:style-name="T2">JavaScript</text:span></text:a><text:span text:style-name="T2"><text:tab/>11</text:span></text:p>
          <text:p text:style-name="P7"><text:a xlink:type="simple" xlink:href="#_hochwchn7upo" text:style-name="Index_20_Link" text:visited-style-name="Index_20_Link"><text:span text:style-name="T1">Testing</text:span></text:a><text:span text:style-name="T1"><text:tab/>11</text:span></text:p>
          <text:p text:style-name="P9"><text:a xlink:type="simple" xlink:href="#_xs36rig9652p" text:style-name="Index_20_Link" text:visited-style-name="Index_20_Link"><text:span text:style-name="T2">Django Automated Unit Testing</text:span></text:a><text:span text:style-name="T2"><text:tab/>11</text:span></text:p>
          <text:p text:style-name="P9"><text:a xlink:type="simple" xlink:href="#_on7nl4tb1fwk" text:style-name="Index_20_Link" text:visited-style-name="Index_20_Link"><text:span text:style-name="T2">Automated Accessibility Testing</text:span></text:a><text:span text:style-name="T2"><text:tab/>12</text:span></text:p>
          <text:p text:style-name="P10"><text:a xlink:type="simple" xlink:href="#_lhi6zl4idhgn" text:style-name="Index_20_Link" text:visited-style-name="Index_20_Link"><text:span text:style-name="T2">Selenium Automated Testing</text:span></text:a><text:span text:style-name="T2"><text:tab/>12</text:span></text:p>
        </text:index-body>
      </text:table-of-content>
      <text:p text:style-name="Heading_20_1"><text:bookmark text:name="_5qk5wmhucgj8"/></text:p>
      <text:p text:style-name="P18"><text:bookmark text:name="_p5n0zlgmb17f"/>Installation</text:p>
      <text:p text:style-name="Heading_20_2"><text:bookmark text:name="_z7y2yvas2iy1"/>Pulling from Github</text:p>
      <text:p text:style-name="Standard"><text:tab/>The Github page for Broncode can be found here: <text:a xlink:type="simple" xlink:href="https://github.com/verdog/" text:style-name="ListLabel_20_37" text:visited-style-name="ListLabel_20_37"><text:span text:style-name="T3">https://github.com/verdog/</text:span></text:a> . </text:p>
      <text:p text:style-name="Heading_20_2"><text:bookmark text:name="_vmnwb2of17a5"/>Python</text:p>
      <text:p text:style-name="Standard"><text:tab/>Broncode’s server software, Django, uses Python 3. To install Python 3, use the following terminal commands:</text:p>
      <text:p text:style-name="P2"/>
      <table:table table:name="Table1" table:style-name="Table1">
        <table:table-column table:style-name="Table1.A"/>
        <table:table-row table:style-name="Table1.1">
          <table:table-cell table:style-name="Table1.A1" office:value-type="string">
            <text:p text:style-name="Standard"><text:span text:style-name="T4">$ sudo apt-get update</text:span></text:p>
            <text:p text:style-name="Standard"><text:span text:style-name="T4">$ sudo apt-get install python3.x</text:span></text:p>
          </table:table-cell>
        </table:table-row>
      </table:table>
      <text:p text:style-name="P2"/>
      <text:p text:style-name="Standard">Where x is the latest version of python 3.</text:p>
      <text:p text:style-name="Standard"/>
      <text:p text:style-name="Heading_20_2"><text:bookmark text:name="_6a6ncsseh86p"/>PIP</text:p>
      <text:p text:style-name="Standard"><text:tab/>PIP is a package manager for installing Python packages. If your server has Python, it should already have PIP. If it does not, you can install it using the following commands:</text:p>
      <text:p text:style-name="Standard"/>
      <table:table table:name="Table2" table:style-name="Table2">
        <table:table-column table:style-name="Table2.A"/>
        <table:table-row table:style-name="Table2.1">
          <table:table-cell table:style-name="Table2.A1" office:value-type="string">
            <text:p text:style-name="Standard"><text:span text:style-name="T4">$ curl https://bootstrap.pypa.io/get-pip.py -o get-pip.py</text:span></text:p>
            <text:p text:style-name="Standard"><text:span text:style-name="T4">$ python get-pip.py</text:span></text:p>
          </table:table-cell>
        </table:table-row>
      </table:table>
      <text:p text:style-name="Standard"/>
      <text:p text:style-name="Heading_20_2"><text:bookmark text:name="_hstipbygefg0"/>Django</text:p>
      <text:p text:style-name="Standard"><text:tab/>The simplest and fastest way to install Django on your server is to use the Python package manager PIP. To use PIP to install Django, simply use the command:</text:p>
      <text:p text:style-name="P2"/>
      <text:p text:style-name="Standard"><text:span text:style-name="T4">$ pip install django</text:span></text:p>
      <text:p text:style-name="P2"/>
      <text:p text:style-name="Standard">More information regarding setting up Django can be found here: <text:a xlink:type="simple" xlink:href="https://pypi.org/project/Django/" text:style-name="ListLabel_20_37" text:visited-style-name="ListLabel_20_37"><text:span text:style-name="T3">https://pypi.org/project/Django/</text:span></text:a> </text:p>
      <text:p text:style-name="Standard"/>
      <text:p text:style-name="Heading_20_2"><text:bookmark text:name="_tz4ntdix1tzm"/>Docker </text:p>
      <text:p text:style-name="Standard"><text:line-break/><text:tab/>To compile and execute students’ code, Broncode uses docker. For each language supported by Broncode, there is a separate docker container to compile and run the code for that language. Each image is built and run as part of a docker service, which listens on a specified port and handles requests. In order to simplify the process of creating containers to handle new languages, we have generalized the process of receiving and running code into two sections: starters which serve as docker run scripts and executors which handle the code compilation and execution for a specific language. For a more detailed explanation see /docker-builds/README.md.</text:p>
      <text:p text:style-name="Heading_20_2"><text:bookmark text:name="_onplvpg6y4p"/>CodeMirror</text:p>
      <text:p text:style-name="Standard"><text:tab/>All CodeMirror files and dependencies should be found in the Broncode repository, as it is a self-contained, lightweight JavaScript library. Information regarding updating CodeMirror can be found in the maintenance section.</text:p>
      <text:p text:style-name="Heading_20_2"><text:bookmark text:name="_8v4aewf0t6i"/>NGINX/WSGI</text:p>
      <text:p text:style-name="Standard"><text:tab/><text:span text:style-name="T6">The Broncode server architecture can be roughly summed up like so: client &lt;-&gt; nginx &lt;-&gt; uWSGI &lt;-&gt; Django The Nginx process will run in the background, listening on the port given in the broncode_nginx.conf file. It will serve requests for static files located in /broncode/nginx_static. For all non static requests, nginx passes the request to uWSGI via a unix file socket. uWSGI will then pass the request to the Django application which will handle all requests and access database. The Django application can be run with uWSGI via the broncode/runserver script. For more documentation on Nginx and uWSGI configuration, see README.md in /nginx_uwsgi.</text:span></text:p>
      <text:p text:style-name="Heading_20_2"><text:bookmark text:name="_oryngl3bf66c"/>MaterializeCSS</text:p>
      <text:p text:style-name="Heading_20_2"><text:bookmark text:name="_6ugp7t4h4b7a"/>Database Setup</text:p>
      <text:p text:style-name="Standard"><text:tab/>Broncode uses postgresql for its database back end. There are a few steps required to set it up:</text:p>
      <text:list xml:id="list913215801" text:style-name="WWNum2">
        <text:list-item>
          <text:p text:style-name="P12">Install postgresql</text:p>
        </text:list-item>
        <text:list-item>
          <text:p text:style-name="P12">Create a special user in the database for the broncode app to use</text:p>
        </text:list-item>
        <text:list-item>
          <text:p text:style-name="P12">Create a database owned by the special user for the broncode app to use</text:p>
        </text:list-item>
        <text:list-item>
          <text:p text:style-name="P12">Install required python libraries to interface with the database</text:p>
        </text:list-item>
        <text:list-item>
          <text:p text:style-name="P12">Configure django to use the database</text:p>
        </text:list-item>
      </text:list>
      <text:p text:style-name="Heading_20_3"><text:bookmark text:name="_4cd1737vz54z"/>Installing Postgresql</text:p>
      <text:p text:style-name="Standard">In a terminal, execute the following:</text:p>
      <text:p text:style-name="Standard"/>
      <table:table table:name="Table3" table:style-name="Table3">
        <table:table-column table:style-name="Table3.A"/>
        <table:table-row table:style-name="Table3.1">
          <table:table-cell table:style-name="Table3.A1" office:value-type="string">
            <text:p text:style-name="Standard"><text:span text:style-name="T5">$ sudo apt install postgresql postgresql-contrib</text:span></text:p>
          </table:table-cell>
        </table:table-row>
      </table:table>
      <text:p text:style-name="P3"/>
      <text:p text:style-name="P4">You should now be able to access postgresql by executing the following in a terminal:</text:p>
      <text:p text:style-name="P4"/>
      <table:table table:name="Table4" table:style-name="Table4">
        <table:table-column table:style-name="Table4.A"/>
        <table:table-row table:style-name="Table4.1">
          <table:table-cell table:style-name="Table4.A1" office:value-type="string">
            <text:p text:style-name="P16"><text:span text:style-name="T5">$ sudo su postgres</text:span></text:p>
            <text:p text:style-name="P16"><text:span text:style-name="T5">$ psql</text:span></text:p>
          </table:table-cell>
        </table:table-row>
      </table:table>
      <text:p text:style-name="P4"/>
      <text:p text:style-name="Heading_20_3"><text:bookmark text:name="_iyhtarqlg7r5"/>Creating a database user</text:p>
      <text:p text:style-name="P17">Broncode is configured to use a special database user. This is different from a user on the system hosting broncode as a whole. To create the user, execute the following in a terminal:</text:p>
      <text:p text:style-name="P8"/>
      <table:table table:name="Table5" table:style-name="Table5">
        <table:table-column table:style-name="Table5.A"/>
        <table:table-row table:style-name="Table5.1">
          <table:table-cell table:style-name="Table5.A1" office:value-type="string">
            <text:p text:style-name="P16"><text:span text:style-name="T5">$ sudo su postgres</text:span></text:p>
            <text:p text:style-name="P16"><text:span text:style-name="T5">$ psql</text:span></text:p>
            <text:p text:style-name="P16"><text:span text:style-name="T5"># now in the postgresql terminal...</text:span></text:p>
            <text:p text:style-name="P16"><text:span text:style-name="T5">&gt; CREATE USER &lt;chosen_username&gt; WITH PASSWORD '&lt;chosen_password&gt;';</text:span></text:p>
          </table:table-cell>
        </table:table-row>
      </table:table>
      <text:p text:style-name="P8"/>
      <text:p text:style-name="Heading_20_3"><text:bookmark text:name="_h29k4t5ts4im"/>Creating a database</text:p>
      <text:p text:style-name="Standard"><text:tab/>Broncode is configured to use a specific database for the data it stores. To create the database, execute the following in a terminal:</text:p>
      <text:p text:style-name="Standard"/>
      <table:table table:name="Table6" table:style-name="Table6">
        <table:table-column table:style-name="Table6.A"/>
        <table:table-row table:style-name="Table6.1">
          <table:table-cell table:style-name="Table6.A1" office:value-type="string">
            <text:p text:style-name="P16"><text:span text:style-name="T5">$ sudo su postgres</text:span></text:p>
            <text:p text:style-name="P16"><text:span text:style-name="T5">$ psql</text:span></text:p>
            <text:p text:style-name="P16"><text:span text:style-name="T5"># now in the postgresql terminal…</text:span></text:p>
            <text:p text:style-name="P16"><text:span text:style-name="T5">&gt; CREATE DATABASE &lt;chosen_database_name&gt; WITH OWNER &lt;chosen_username&gt;;</text:span></text:p>
          </table:table-cell>
        </table:table-row>
      </table:table>
      <text:p text:style-name="Standard"><text:soft-page-break/></text:p>
      <text:p text:style-name="Standard">Use the username you created in the previous step.</text:p>
      <text:p text:style-name="Heading_20_3"><text:bookmark text:name="_j0ssxcozh5m"/>Installing required python libraries</text:p>
      <text:p text:style-name="Standard"><text:tab/>Django runs on python3, which requires the installation of certain libraries to interface with the database. To install them, execute the following in a terminal:</text:p>
      <text:p text:style-name="Standard"/>
      <table:table table:name="Table7" table:style-name="Table7">
        <table:table-column table:style-name="Table7.A"/>
        <table:table-row table:style-name="Table7.1">
          <table:table-cell table:style-name="Table7.A1" office:value-type="string">
            <text:p text:style-name="P16"><text:span text:style-name="T5"># install library backends</text:span></text:p>
            <text:p text:style-name="P16"><text:span text:style-name="T5">$ sudo apt install postgresql-server-dev-10 python3-dev python3-psycopg2 libpq-dev</text:span></text:p>
            <text:p text:style-name="P16"><text:span text:style-name="T5"># install python3 modules</text:span></text:p>
            <text:p text:style-name="P16"><text:span text:style-name="T5">$ pip3 install psycopg2</text:span></text:p>
          </table:table-cell>
        </table:table-row>
      </table:table>
      <text:p text:style-name="Standard"/>
      <text:p text:style-name="Heading_20_3"><text:bookmark text:name="_1mepq04n5stn"/>Configure django to use the database</text:p>
      <text:p text:style-name="Standard"><text:tab/>Django needs to be told to use postgresql and which user and database to use from it. In bronode's main settings.py, find the DATABASES dictionary and set it to the following:</text:p>
      <text:p text:style-name="Standard"/>
      <table:table table:name="Table8" table:style-name="Table8">
        <table:table-column table:style-name="Table8.A"/>
        <table:table-row table:style-name="Table8.1">
          <table:table-cell table:style-name="Table8.A1" office:value-type="string">
            <text:p text:style-name="Standard"><text:span text:style-name="T8">DATABASES</text:span><text:span text:style-name="T4"> </text:span><text:span text:style-name="T9">=</text:span><text:span text:style-name="T4"> {</text:span></text:p>
            <text:p text:style-name="Standard"><text:span text:style-name="T4"><text:s text:c="4"/></text:span><text:span text:style-name="T10">'default'</text:span><text:span text:style-name="T4">: {</text:span></text:p>
            <text:p text:style-name="Standard"><text:span text:style-name="T4"><text:s text:c="8"/></text:span><text:span text:style-name="T10">'ENGINE'</text:span><text:span text:style-name="T4">:</text:span><text:span text:style-name="T10"> 'django.db.backends.postgresql_psycopg2'</text:span><text:span text:style-name="T4">,</text:span></text:p>
            <text:p text:style-name="Standard"><text:span text:style-name="T10"><text:s text:c="8"/>'NAME'</text:span><text:span text:style-name="T4">: </text:span><text:span text:style-name="T10">'your_database_name'</text:span><text:span text:style-name="T4">,</text:span></text:p>
            <text:p text:style-name="Standard"><text:span text:style-name="T10"><text:s text:c="8"/>'USER'</text:span><text:span text:style-name="T4">:</text:span><text:span text:style-name="T10"> </text:span><text:span text:style-name="T4">os.environ.get(</text:span><text:span text:style-name="T10">'BRONCODE_DB_USER'</text:span><text:span text:style-name="T4">,</text:span><text:span text:style-name="T10"> ''</text:span><text:span text:style-name="T4">),</text:span></text:p>
            <text:p text:style-name="Standard"><text:span text:style-name="T10"><text:s text:c="8"/>'PASSWORD'</text:span><text:span text:style-name="T4">: os.environ.get(</text:span><text:span text:style-name="T10">'BRONCODE_DB_PASS'</text:span><text:span text:style-name="T4">, </text:span><text:span text:style-name="T10">''</text:span><text:span text:style-name="T4">),</text:span></text:p>
            <text:p text:style-name="Standard"><text:span text:style-name="T10"><text:s text:c="8"/>'HOST'</text:span><text:span text:style-name="T4">:</text:span><text:span text:style-name="T10"> 'localhost'</text:span></text:p>
            <text:p text:style-name="Standard"><text:span text:style-name="T4"><text:s text:c="4"/>}</text:span></text:p>
            <text:p text:style-name="Standard"><text:span text:style-name="T4">}</text:span></text:p>
          </table:table-cell>
        </table:table-row>
      </table:table>
      <text:p text:style-name="Standard"/>
      <text:p text:style-name="Standard"/>
      <text:p text:style-name="Standard">Notice that the username and password are extracted from environment variables. You will need to export the variables into the environment somehow before running the broncode server.</text:p>
      <text:p text:style-name="Heading_20_1"><text:bookmark text:name="_3ku2y47gqlau"/>Usage</text:p>
      <text:p text:style-name="Heading_20_2"><text:bookmark text:name="_n0bj5j84q1dn"/>Creating a User</text:p>
      <text:p text:style-name="P17">Broncode uses a standard user registration and login system, compatible with password manager plugins like Lastpass. Broncode users are created and managed separately from WMU account as of the first release.</text:p>
      <text:p text:style-name="Standard"/>
      <text:p text:style-name="Heading_20_2"><text:bookmark text:name="_xyffo9igxiwm"/>Content Creation</text:p>
      <text:p text:style-name="Heading_20_3"><text:bookmark text:name="_cbeirrok2wqh"/>Lesson Creation/Editing/Publishing</text:p>
      <text:p text:style-name="Standard">Coming soon!</text:p>
      <text:p text:style-name="Standard"/>
      <text:p text:style-name="Standard"/>
      <text:p text:style-name="Heading_20_1"><text:bookmark text:name="_x07fg2nwkusa"/>Maintenance</text:p>
      <text:p text:style-name="Heading_20_2"><text:bookmark text:name="_3guvd2q1jzzb"/>Adding Languages</text:p>
      <text:p text:style-name="Heading_20_3"><text:bookmark text:name="_9992a6end0wn"/>Creating a Compiler Core with Docker</text:p>
      <text:p text:style-name="Heading_20_3"><text:bookmark text:name="_rijul1qptdi"/>CodeMirror Text Editor Frontend Modules</text:p>
      <text:p text:style-name="Standard"><text:tab/>Creating a CodeMirror frontend module is quite intuitive, since CodeMirror has already done most of the work for us. </text:p>
      <text:p text:style-name="Standard"><text:tab/>The github should supply a sample frontend template that can be used to create new ones for new languages. In that template, you should find elements referring to a “mode”. <text:s/>More specifically, there should be an HTML element of the following form:</text:p>
      <text:p text:style-name="Standard"/>
      <table:table table:name="Table9" table:style-name="Table9">
        <table:table-column table:style-name="Table9.A"/>
        <table:table-row table:style-name="Table9.1">
          <table:table-cell table:style-name="Table9.A1" office:value-type="string">
            <text:p text:style-name="Standard"><text:span text:style-name="T4">&lt;script src="{% static 'poc/codemirror/mode/clike/clike.js' %}"&gt;&lt;/script&gt;</text:span></text:p>
          </table:table-cell>
        </table:table-row>
      </table:table>
      <text:p text:style-name="Standard"/>
      <text:p text:style-name="Standard">This is a script that loads data related to the CodeMirror mode for editing C-like languages (C,C++, Objective-C,etc.). For a new language, simply replace the .js file with the one your chosen language in the CodeMirror folder. You will also find an element with a var defined as so:</text:p>
      <text:p text:style-name="Standard"/>
      <table:table table:name="Table10" table:style-name="Table10">
        <table:table-column table:style-name="Table10.A"/>
        <table:table-row table:style-name="Table10.1">
          <table:table-cell table:style-name="Table10.A1" office:value-type="string">
            <text:p text:style-name="Standard"><text:span text:style-name="T4">var cEditor = CodeMirror.fromTextArea(document.getElementById("codemirror"), {</text:span></text:p>
            <text:p text:style-name="Standard"><text:span text:style-name="T4"><text:s text:c="4"/>lineNumbers: true,</text:span></text:p>
            <text:p text:style-name="Standard"><text:span text:style-name="T4"><text:s text:c="4"/>matchBrackets: true,</text:span></text:p>
            <text:p text:style-name="Standard"><text:span text:style-name="T4"><text:s text:c="4"/>mode: "text/x-csrc",</text:span></text:p>
            <text:p text:style-name="Standard"><text:span text:style-name="T4"><text:s text:c="4"/>theme: 'base16-dark'</text:span></text:p>
            <text:p text:style-name="Standard"><text:span text:style-name="T4">});</text:span></text:p>
          </table:table-cell>
        </table:table-row>
      </table:table>
      <text:p text:style-name="Standard"><text:line-break/></text:p>
      <text:p text:style-name="Standard">You will need to replace “text/x-csrc” with the value corresponding to your language.</text:p>
      <text:p text:style-name="Standard">You can find documentation for CodeMirror at:<text:line-break/><text:a xlink:type="simple" xlink:href="https://codemirror.net/doc/manual.html" text:style-name="ListLabel_20_37" text:visited-style-name="ListLabel_20_37"><text:span text:style-name="T3">https://codemirror.net/doc/manual.html</text:span></text:a></text:p>
      <text:p text:style-name="Standard"/>
      <text:p text:style-name="Heading_20_2"><text:bookmark text:name="_nmoy8yx0m4gy"/>Updating Codemirror</text:p>
      <text:p text:style-name="Standard"><text:s/>In the case that the CodeMirror directories need updating, the latest code can be found at <text:a xlink:type="simple" xlink:href="https://github.com/codemirror/codemirror" text:style-name="ListLabel_20_37" text:visited-style-name="ListLabel_20_37"><text:span text:style-name="T3">https://github.com/codemirror/codemirror</text:span></text:a> . For maintenance purposes, the directory structure of the repository has been preserved. These are all static files in Django and as such can be found within the static directories.</text:p>
      <text:p text:style-name="Standard"/>
      <text:p text:style-name="Heading_20_2"><text:bookmark text:name="_th8l39e0hfsk"/>Coding Standards</text:p>
      <text:p text:style-name="Standard"><text:tab/>For the long-term maintenance of the Broncode code base, it is important to understand the standards followed in its code. For that reason, our coding standards may be found here.</text:p>
      <text:p text:style-name="Heading_20_3"><text:bookmark text:name="_e843yjykbjcp"/>Python</text:p>
      <text:p text:style-name="Standard"><text:tab/>The Python code that constructs Broncode follows Django’s coding standards, which is a modified version of the popular PEP 8 coding standard. Django coding standards can be found here: <text:a xlink:type="simple" xlink:href="https://docs.djangoproject.com/en/dev/internals/contributing/writing-code/coding-style/" text:style-name="ListLabel_20_37" text:visited-style-name="ListLabel_20_37"><text:span text:style-name="T3">https://docs.djangoproject.com/en/dev/internals/contributing/writing-code/coding-style/</text:span></text:a> <text:s/>PEP 8 documentation may be found here: <text:a xlink:type="simple" xlink:href="https://www.python.org/dev/peps/pep-0008/" text:style-name="ListLabel_20_37" text:visited-style-name="ListLabel_20_37"><text:span text:style-name="T3">https://www.python.org/dev/peps/pep-0008/</text:span></text:a> </text:p>
      <text:p text:style-name="Standard">Some Django/PEP basics include:</text:p>
      <text:list xml:id="list3650765602" text:style-name="WWNum4">
        <text:list-item>
          <text:p text:style-name="P13">Use 4 spaces per indentation level</text:p>
        </text:list-item>
        <text:list-item>
          <text:p text:style-name="P13">Limit all lines to 79 characters</text:p>
        </text:list-item>
        <text:list-item>
          <text:p text:style-name="P13">Line break before operators</text:p>
        </text:list-item>
        <text:list-item>
          <text:p text:style-name="P13">Imports on separate lines</text:p>
        </text:list-item>
        <text:list-item>
          <text:p text:style-name="P13">4 space hanging indentation instead of vertical alignment</text:p>
        </text:list-item>
        <text:list-item>
          <text:p text:style-name="P13">Single-quotes for strings when possible</text:p>
        </text:list-item>
        <text:list-item>
          <text:p text:style-name="P13">Use underscores instead of camelCase</text:p>
        </text:list-item>
      </text:list>
      <text:p text:style-name="Standard"><text:soft-page-break/></text:p>
      <text:p text:style-name="Heading_20_3"><text:bookmark text:name="_uu3xrews86z4"/>HTML</text:p>
      <text:p text:style-name="Standard"><text:tab/>The HTML used in Broncode’s templates also uses Django’s coding standards.</text:p>
      <text:p text:style-name="Standard">One Django-specific standard we employ is that we put one space between curly brackets and tag contents (ex: {{ foo }}). Other standards used are those outlined by W3School’s HTML5 best practices (<text:a xlink:type="simple" xlink:href="https://www.w3schools.com/html/html5_syntax.asp" text:style-name="ListLabel_20_37" text:visited-style-name="ListLabel_20_37"><text:span text:style-name="T3">https://www.w3schools.com/html/html5_syntax.asp</text:span></text:a>) </text:p>
      <text:p text:style-name="Standard">These include:</text:p>
      <text:list xml:id="list601077023" text:style-name="WWNum3">
        <text:list-item>
          <text:p text:style-name="P14">Always declare correct document type</text:p>
        </text:list-item>
        <text:list-item>
          <text:p text:style-name="P14">Lower case element names</text:p>
        </text:list-item>
        <text:list-item>
          <text:p text:style-name="P14">Close all elements</text:p>
        </text:list-item>
        <text:list-item>
          <text:p text:style-name="P14">Lower case attribute names</text:p>
        </text:list-item>
        <text:list-item>
          <text:p text:style-name="P14">Quote attribute values</text:p>
        </text:list-item>
        <text:list-item>
          <text:p text:style-name="P14">Always add alt attribute to images.</text:p>
        </text:list-item>
        <text:list-item>
          <text:p text:style-name="P14">No spaces around equal signs.</text:p>
        </text:list-item>
        <text:list-item>
          <text:p text:style-name="P14">No blank lines without explicit reason</text:p>
        </text:list-item>
        <text:list-item>
          <text:p text:style-name="P14">Do not omit &lt;html&gt;, &lt;head&gt;, and &lt;body&gt; tags</text:p>
        </text:list-item>
      </text:list>
      <text:p text:style-name="Heading_20_3"><text:bookmark text:name="_9ebpboj7xjo"/>JavaScript</text:p>
      <text:p text:style-name="Standard"><text:tab/>For the minimal amount of JavaScript used in Broncode, we coded by Google’s JavaScript coding standards, which can be found here: <text:a xlink:type="simple" xlink:href="https://google.github.io/styleguide/jsguide.html" text:style-name="ListLabel_20_37" text:visited-style-name="ListLabel_20_37"><text:span text:style-name="T3">https://google.github.io/styleguide/jsguide.html</text:span></text:a></text:p>
      <text:p text:style-name="Standard">The basics are as follows:</text:p>
      <text:list xml:id="list467996676" text:style-name="WWNum1">
        <text:list-item>
          <text:p text:style-name="P15">File names are lowercase and use dashes and underscores but no other punctuation.</text:p>
        </text:list-item>
        <text:list-item>
          <text:p text:style-name="P15">General 80-column limit (we are guilty of being inconsistent here).</text:p>
        </text:list-item>
        <text:list-item>
          <text:p text:style-name="P15">Imports are not line-wrapped.</text:p>
        </text:list-item>
        <text:list-item>
          <text:p text:style-name="P15">Braces are required for all control structures.</text:p>
        </text:list-item>
        <text:list-item>
          <text:p text:style-name="P15">K&amp;R style non-empty blocks</text:p>
        </text:list-item>
        <text:list-item>
          <text:p text:style-name="P15">Concise empty blocks</text:p>
        </text:list-item>
        <text:list-item>
          <text:p text:style-name="P15">Spaces rather than tabs</text:p>
        </text:list-item>
      </text:list>
      <text:p text:style-name="Heading_20_1"><text:bookmark text:name="_hochwchn7upo"/>Testing</text:p>
      <text:p text:style-name="Heading_20_2"><text:bookmark text:name="_xs36rig9652p"/>Django Automated Unit Testing</text:p>
      <text:p text:style-name="Standard"><text:tab/>Unit tests can be found in the Tests.py files throughout the project. To run them, simply run the following command:</text:p>
      <text:p text:style-name="Standard"/>
      <table:table table:name="Table11" table:style-name="Table11">
        <table:table-column table:style-name="Table11.A"/>
        <table:table-row table:style-name="Table11.1">
          <table:table-cell table:style-name="Table11.A1" office:value-type="string">
            <text:p text:style-name="Standard"><text:span text:style-name="T4">$ ./manage.py test</text:span></text:p>
          </table:table-cell>
        </table:table-row>
      </table:table>
      <text:p text:style-name="Standard"/>
      <text:p text:style-name="Standard">For documentation on django unit testing, see <text:a xlink:type="simple" xlink:href="https://docs.djangoproject.com/en/2.2/topics/testing/overview/" text:style-name="ListLabel_20_37" text:visited-style-name="ListLabel_20_37"><text:span text:style-name="T3">https://docs.djangoproject.com/en/2.2/topics/testing/overview/</text:span></text:a> </text:p>
      <text:p text:style-name="Standard"/>
      <text:p text:style-name="Standard"><text:tab/>We also use tox to run tests, especially those involving the database and client-side code. Documentation on tox can be found here: <text:a xlink:type="simple" xlink:href="https://docs.djangoproject.com/en/dev/internals/contributing/writing-code/unit-tests/#running-the-javascript-tests" text:style-name="ListLabel_20_37" text:visited-style-name="ListLabel_20_37"><text:span text:style-name="T3">https://docs.djangoproject.com/en/dev/internals/contributing/writing-code/unit-tests/#running-the-javascript-tests</text:span></text:a></text:p>
      <text:p text:style-name="Heading_20_2"><text:bookmark text:name="_on7nl4tb1fwk"/>Automated Accessibility Testing</text:p>
      <text:p text:style-name="Standard"><text:tab/>While automated testing is ideally not done exclusively by automated systems, a lot of time can be saved by doing rounds of automated testing before a build is given off to testing professionals. As such, we used the WAVE platform for automated unit testing. WAVE is a browser platform that scans webpages and highlights aspects of a page that may cause compatibility issues with screen readers such as missing labels. More on WAVE can be found at <text:a xlink:type="simple" xlink:href="https://wave.webaim.org/" text:style-name="ListLabel_20_37" text:visited-style-name="ListLabel_20_37"><text:span text:style-name="T3">https://wave.webaim.org/</text:span></text:a> </text:p>
      <text:p text:style-name="Heading_20_2"><text:bookmark text:name="_lhi6zl4idhgn"/>Selenium Automated Testing</text:p>
      <text:p text:style-name="Standard"><text:tab/>In the Broncode Github, a project for the Selenium IDE can be found. This project, denoted by a .SIDE filetype, can be used in the Selenium IDE web browser plug-in for Google Chrome and Firefox. This project contains automatic tests that can be run to test Broncode’s login systems, tutorial functionality, and so forth within seconds. This allows for a quick and easily-reproducible testing workflow that can allow for quick bug-testing when adding a new language or other updates.</text:p>
      <text:p text:style-name="Standard"><text:tab/>Documentation for the Selenium IDE can be found at <text:a xlink:type="simple" xlink:href="https://www.seleniumhq.org/selenium-ide/docs/en/introduction/getting-started/" text:style-name="ListLabel_20_38" text:visited-style-name="ListLabel_20_38"><text:span text:style-name="T12">https://www.seleniumhq.org/selenium-ide/docs/en/introduction/getting-starte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ListLabel_20_38" style:display-name="ListLabel 38"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6" meta:paragraph-count="175" meta:word-count="1631" meta:character-count="10882" meta:non-whitespace-character-count="9354"/>
    <meta:generator>LibreOfficeDev/6.0.5.2$Linux_X86_64 LibreOffice_project/</meta:generator>
  </office:meta>
</office:document-meta>
</file>